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9.004cm" fo:margin-left="-1.752cm" fo:margin-top="0cm" fo:margin-bottom="0cm" table:align="left" style:writing-mode="lr-tb"/>
    </style:style>
    <style:style style:name="Таблица1.A" style:family="table-column">
      <style:table-column-properties style:column-width="8.253cm"/>
    </style:style>
    <style:style style:name="Таблица1.B" style:family="table-column">
      <style:table-column-properties style:column-width="8.251cm"/>
    </style:style>
    <style:style style:name="Таблица1.C" style:family="table-column">
      <style:table-column-properties style:column-width="2.49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_20__28_Web_29_">
      <loext:graphic-properties draw:fill="solid" draw:fill-color="#ffffff"/>
      <style:paragraph-properties fo:margin-top="0.494cm" fo:margin-bottom="0.37cm" style:contextual-spacing="false" fo:text-align="start" style:justify-single-word="false" fo:orphans="2" fo:widows="2" fo:background-color="#ffffff"/>
      <style:text-properties fo:color="#000000" loext:opacity="100%" style:font-name="Calibri" fo:font-size="11pt" fo:language="uk" fo:country="UA" style:letter-kerning="false" style:font-size-asian="11pt" style:font-name-complex="Calibri1" style:font-size-complex="11pt" style:language-complex="ar" style:country-complex="SA"/>
    </style:style>
    <style:style style:name="P2" style:family="paragraph" style:parent-style-name="Normal_20__28_Web_29_">
      <loext:graphic-properties draw:fill="solid" draw:fill-color="#ffffff"/>
      <style:paragraph-properties fo:margin-top="0.494cm" fo:margin-bottom="0.37cm" style:contextual-spacing="false" fo:text-align="start" style:justify-single-word="false" fo:orphans="2" fo:widows="2" fo:background-color="#ffffff"/>
      <style:text-properties style:letter-kerning="false" style:language-complex="ar" style:country-complex="SA"/>
    </style:style>
    <style:style style:name="P3" style:family="paragraph" style:parent-style-name="Normal_20__28_Web_29_">
      <loext:graphic-properties draw:fill="solid" draw:fill-color="#ffffff"/>
      <style:paragraph-properties fo:margin-top="0.494cm" fo:margin-bottom="0.37cm" style:contextual-spacing="false" fo:text-align="start" style:justify-single-word="false" fo:orphans="2" fo:widows="2" fo:background-color="#ffffff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17536a" style:letter-kerning="false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T1" style:family="text">
      <style:text-properties style:font-name-complex="Calibri1"/>
    </style:style>
    <style:style style:name="T2" style:family="text">
      <style:text-properties fo:language="en" fo:country="US" style:font-name-complex="Calibri1"/>
    </style:style>
    <style:style style:name="T3" style:family="text">
      <style:text-properties fo:color="#000000" loext:opacity="100%" style:font-name="Calibri" fo:font-size="11pt" fo:language="uk" fo:country="UA" style:font-size-asian="11pt" style:font-name-complex="Calibri1" style:font-size-complex="11pt"/>
    </style:style>
    <style:style style:name="T4" style:family="text">
      <style:text-properties fo:color="#000000" loext:opacity="100%" style:font-name-complex="Calibri1"/>
    </style:style>
    <style:style style:name="T5" style:family="text">
      <style:text-properties fo:color="#000000" loext:opacity="100%" fo:language="uk" fo:country="UA" style:font-name-complex="Calibri1"/>
    </style:style>
    <style:style style:name="T6" style:family="text">
      <style:text-properties style:font-name="Calibri" fo:font-size="11pt" style:font-name-asian="Calibri1" style:font-size-asian="11pt" style:language-asian="en" style:country-asian="US" style:font-name-complex="Calibri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<text:span text:style-name="T1">Preliminary Steps</text:span></text:p>
          </table:table-cell>
          <table:table-cell table:style-name="Таблица1.A1" office:value-type="string">
            <text:p text:style-name="P5"><text:span text:style-name="T1">Action (test steps)</text:span></text:p>
          </table:table-cell>
          <table:table-cell table:style-name="Таблица1.A1" office:value-type="string">
            <text:p text:style-name="P5"><text:span text:style-name="T1">Expected Result</text:span></text:p>
          </table:table-cell>
        </table:table-row>
        <table:table-row table:style-name="Таблица1.1">
          <table:table-cell table:style-name="Таблица1.A1" office:value-type="string">
            <text:p text:style-name="P5"><text:span text:style-name="T1">input.txt</text:span></text:p>
            <text:p text:style-name="P5"><text:span text:style-name="T1">Вона ще молода, ніжна, усміхається святково й чисто, у її ледь чутному</text:span></text:p>
            <text:p text:style-name="P5"><text:span text:style-name="T1">диханні – збудлива таємниця свіжості, краси природи, що завжди відроджується й відроджується!</text:span></text:p>
            <text:p text:style-name="P5"><text:span text:style-name="T1"/></text:p>
          </table:table-cell>
          <table:table-cell table:style-name="Таблица1.A1" office:value-type="string">
            <text:p text:style-name="P5"><text:span text:style-name="T1">output.txt</text:span></text:p>
            <text:p text:style-name="P5"><text:span text:style-name="T1">Горбачов Євгеній</text:span></text:p>
            <text:p text:style-name="P5"><text:span text:style-name="T1">ЦНТУ | Кропивницький | Україна | 2023</text:span></text:p>
            <text:p text:style-name="P5"><text:span text:style-name="T1">Кількість знаків оклику - 1</text:span></text:p>
            <text:p text:style-name="P5"><text:span text:style-name="T1">Кількість знаків питання - 0</text:span></text:p>
            <text:p text:style-name="P5"><text:span text:style-name="T1">Речення без голосних літер: Вн щ млд, нжн, смхтьс свткв й чст, <text:s text:c="2"/>лдь чтнм</text:span></text:p>
            <text:p text:style-name="P5"><text:span text:style-name="T1">дхнн – збдлв тмнц свжст, крс пррд, щ звжд вдрджтьс й вдрджтьс!</text:span></text:p>
            <text:p text:style-name="P5"><text:span text:style-name="T1"/></text:p>
          </table:table-cell>
          <table:table-cell table:style-name="Таблица1.A1" office:value-type="string">
            <text:p text:style-name="P5"><text:span text:style-name="T2">passed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6">input.txt</text:span></text:p>
            <text:p text:style-name="P3"><text:span text:style-name="T5">Чим пахне літо?</text:span></text:p>
          </table:table-cell>
          <table:table-cell table:style-name="Таблица1.A1" office:value-type="string">
            <text:p text:style-name="P5"><text:span text:style-name="T1">output.txt</text:span></text:p>
            <text:p text:style-name="P5"><text:span text:style-name="T1">Горбачов Євгеній</text:span></text:p>
            <text:p text:style-name="P5"><text:span text:style-name="T1">ЦНТУ | Кропивницький | Україна | 2023</text:span></text:p>
            <text:p text:style-name="P5"><text:span text:style-name="T1">Кількість знаків оклику - 0</text:span></text:p>
            <text:p text:style-name="P5"><text:span text:style-name="T1">Кількість знаків питання - 1</text:span></text:p>
            <text:p text:style-name="P5"><text:span text:style-name="T1">Речення без голосних літер: Чм пхн лт?</text:span></text:p>
            <text:p text:style-name="P6"/>
          </table:table-cell>
          <table:table-cell table:style-name="Таблица1.A1" office:value-type="string">
            <text:p text:style-name="P5"><text:span text:style-name="T2">passed</text:span></text:p>
          </table:table-cell>
        </table:table-row>
        <table:table-row table:style-name="Таблица1.1">
          <table:table-cell table:style-name="Таблица1.A1" office:value-type="string">
            <text:p text:style-name="P5"><text:span text:style-name="T1">input.txt</text:span></text:p>
            <text:p text:style-name="P3"><text:span text:style-name="T5">Таке захоплення дарує людині естетичне задоволення, <text:s/>самовдосконалення, вирізняє її серед інших, а <text:s/>ще, до речі, має значний терапевтичний ефект.</text:span></text:p>
          </table:table-cell>
          <table:table-cell table:style-name="Таблица1.A1" office:value-type="string">
            <text:p text:style-name="P5"><text:span text:style-name="T1">output.txt</text:span></text:p>
            <text:p text:style-name="P5"><text:span text:style-name="T1">Горбачов Євгеній</text:span></text:p>
            <text:p text:style-name="P5"><text:span text:style-name="T1">ЦНТУ | Кропивницький | Україна | 2023</text:span></text:p>
            <text:p text:style-name="P5"><text:span text:style-name="T1">Кількість знаків оклику - 0</text:span></text:p>
            <text:p text:style-name="P5"><text:span text:style-name="T1">Кількість знаків питання - 0</text:span></text:p>
            <text:p text:style-name="P5"><text:span text:style-name="T1">Речення без голосних літер: Тк зхплнн др лдн сттчн здвлнн, <text:s/>смвдскнлнн, врзн <text:s/>срд ншх, <text:s text:c="2"/>щ, д рч, м знчнй трпвтчнй фкт.</text:span></text:p>
            <text:p text:style-name="P5"><text:span text:style-name="T1"/></text:p>
          </table:table-cell>
          <table:table-cell table:style-name="Таблица1.A1" office:value-type="string">
            <text:p text:style-name="P5"><text:span text:style-name="T2">passed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uk" fo:country="U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Kostya Zadoroznij</meta:initial-creator>
    <meta:editing-cycles>10</meta:editing-cycles>
    <meta:creation-date>2022-03-24T11:06:00</meta:creation-date>
    <dc:date>2023-04-17T22:14:28.838000000</dc:date>
    <meta:editing-duration>PT1H41M48S</meta:editing-duration>
    <meta:generator>LibreOffice/7.4.1.2$Windows_X86_64 LibreOffice_project/3c58a8f3a960df8bc8fd77b461821e42c061c5f0</meta:generator>
    <meta:document-statistic meta:table-count="1" meta:image-count="0" meta:object-count="0" meta:page-count="1" meta:paragraph-count="32" meta:word-count="171" meta:character-count="1065" meta:non-whitespace-character-count="916"/>
    <meta:user-defined meta:name="AppVersion">16.0000</meta:user-defined>
    <meta:template xlink:type="simple" xlink:actuate="onRequest" xlink:title="Normal" xlink:href=""/>
  </office:meta>
</office:document-meta>
</file>